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izableThreadCreator.setDaemon( boolean daem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ableThreadCreator.getThreadNam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ableThreadCreator.getThread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ableThreadCreator.setThreadPriority( int thread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ableThreadCreator.setThreadNamePrefix( @ Nullable String threadName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ableThreadCreator.CustomizableThreadCreator( @ Nullable String threadName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ableThreadCreator.setThreadGroup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ableThreadCreator.createThread( Runnable run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izableThreadCreator.isDaem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ableThreadCreator.getThread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ableThreadCreator.CustomizableThread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ableThreadCreator.nextThrea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ableThreadCreator.setThreadGroup( @ Nullable ThreadGroup thread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ableThreadCreator.getDefaultThreadNam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